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set ns [new Simulator]</text:p>
      <text:p text:style-name="Standard"/>
      <text:p text:style-name="Standard"/>
      <text:p text:style-name="Standard">set nf [open out.nam w]</text:p>
      <text:p text:style-name="Standard">$ns namtrace-all $nf</text:p>
      <text:p text:style-name="Standard"/>
      <text:p text:style-name="Standard"/>
      <text:p text:style-name="Standard">proc finish {} {</text:p>
      <text:p text:style-name="Standard"><text:s text:c="2"/>global ns nf</text:p>
      <text:p text:style-name="Standard"><text:s text:c="2"/>$ns flush-trace</text:p>
      <text:p text:style-name="Standard"><text:s text:c="2"/>#Close the trace file</text:p>
      <text:p text:style-name="Standard"><text:s text:c="2"/>close $nf</text:p>
      <text:p text:style-name="Standard"><text:s text:c="2"/>#Execute nam on the trace file</text:p>
      <text:p text:style-name="Standard"><text:s text:c="2"/>exec nam out.nam &amp;</text:p>
      <text:p text:style-name="Standard"><text:s text:c="2"/>exit 0</text:p>
      <text:p text:style-name="Standard">}</text:p>
      <text:p text:style-name="Standard"/>
      <text:p text:style-name="Standard"/>
      <text:p text:style-name="Standard">set n0 [$ns node]</text:p>
      <text:p text:style-name="Standard">set n1 [$ns node]</text:p>
      <text:p text:style-name="Standard">set n2 [$ns node]</text:p>
      <text:p text:style-name="Standard">set n3 [$ns node]</text:p>
      <text:p text:style-name="Standard">set n4 [$ns node]</text:p>
      <text:p text:style-name="Standard">set n5 [$ns node]</text:p>
      <text:p text:style-name="Standard"/>
      <text:p text:style-name="Standard"/>
      <text:p text:style-name="Standard">$ns duplex-link $n0 $n1 1Mb 10ms DropTail</text:p>
      <text:p text:style-name="Standard">$ns duplex-link $n1 $n2 1Mb 10ms DropTail</text:p>
      <text:p text:style-name="Standard">$ns duplex-link $n2 $n3 1Mb 10ms DropTail</text:p>
      <text:p text:style-name="Standard">$ns duplex-link $n3 $n4 1Mb 10ms DropTail</text:p>
      <text:p text:style-name="Standard">$ns duplex-link $n4 $n5 1Mb 10ms DropTail</text:p>
      <text:p text:style-name="Standard"/>
      <text:p text:style-name="Standard"/>
      <text:p text:style-name="Standard">set tcp0 [new Agent/TCP]</text:p>
      <text:p text:style-name="Standard">$tcp0 set class_ 1</text:p>
      <text:p text:style-name="Standard">$ns attach-agent $n1 $tcp0</text:p>
      <text:p text:style-name="Standard"/>
      <text:p text:style-name="Standard"/>
      <text:p text:style-name="Standard">set sink0 [new Agent/TCPSink]</text:p>
      <text:p text:style-name="Standard">$ns attach-agent $n4 $sink0</text:p>
      <text:p text:style-name="Standard"/>
      <text:p text:style-name="Standard"/>
      <text:p text:style-name="Standard">$ns connect $tcp0 $sink0</text:p>
      <text:p text:style-name="Standard"/>
      <text:p text:style-name="Standard"/>
      <text:p text:style-name="Standard">set cbr0 [new Application/Traffic/CBR]</text:p>
      <text:p text:style-name="Standard">$cbr0 set packetSize_ 500</text:p>
      <text:p text:style-name="Standard">$cbr0 set interval_ 0.01</text:p>
      <text:p text:style-name="Standard"><text:soft-page-break/>$cbr0 attach-agent $tcp0</text:p>
      <text:p text:style-name="Standard"/>
      <text:p text:style-name="Standard"/>
      <text:p text:style-name="Standard">$ns at 0.5 "$cbr0 start"</text:p>
      <text:p text:style-name="Standard">$ns at 4.5 "$cbr0 stop"</text:p>
      <text:p text:style-name="Standard"/>
      <text:p text:style-name="Standard"/>
      <text:p text:style-name="Standard">$ns at 5.0 "finish"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2T07:39:39.707380000</meta:creation-date>
    <dc:date>2025-04-22T07:40:31.583607000</dc:date>
    <meta:editing-duration>PT54S</meta:editing-duration>
    <meta:editing-cycles>1</meta:editing-cycles>
    <meta:document-statistic meta:table-count="0" meta:image-count="0" meta:object-count="0" meta:page-count="2" meta:paragraph-count="36" meta:word-count="152" meta:character-count="839" meta:non-whitespace-character-count="709"/>
    <meta:generator>LibreOffice/25.2.2.2$Windows_X86_64 LibreOffice_project/7370d4be9e3cf6031a51beef54ff3bda878e3fac</meta:generator>
  </office:meta>
</office:document-meta>
</file>